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5308" officeooo:paragraph-rsid="001653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*</text:p>
      <text:p text:style-name="P1"><text:s text:c="2"/>@file maxheapify.cpp</text:p>
      <text:p text:style-name="P1"><text:s text:c="2"/>@brief given an array we apply maxheapify</text:p>
      <text:p text:style-name="P1"><text:s text:c="2"/>@author Pedram Safaei</text:p>
      <text:p text:style-name="P1"><text:s text:c="2"/>@version 1.0</text:p>
      <text:p text:style-name="P1">*/</text:p>
      <text:p text:style-name="P1">#include &lt;iostream&gt;</text:p>
      <text:p text:style-name="P1">#include &lt;algorithm&gt;</text:p>
      <text:p text:style-name="P1"/>
      <text:p text:style-name="P1">void maxheapify (int list[], int size)</text:p>
      <text:p text:style-name="P1">{</text:p>
      <text:p text:style-name="P1"><text:s text:c="2"/>for(int i = 0; i &lt; size; i++)</text:p>
      <text:p text:style-name="P1"><text:s text:c="2"/>{</text:p>
      <text:p text:style-name="P1"><text:s text:c="4"/>if(list[i] &gt; list [(i-1)/ 2]) // if larger than parent</text:p>
      <text:p text:style-name="P1"><text:s text:c="4"/>{</text:p>
      <text:p text:style-name="P1"><text:s text:c="6"/>int larger = i;</text:p>
      <text:p text:style-name="P1"/>
      <text:p text:style-name="P1"><text:s text:c="6"/>while(list[larger] &gt; list[(larger - 1 )/ 2]) //if parent is smaller swap</text:p>
      <text:p text:style-name="P1"><text:s text:c="6"/>{</text:p>
      <text:p text:style-name="P1"><text:s text:c="10"/>std::swap (list[larger], list[(larger-1)/2]); // swap parent and child</text:p>
      <text:p text:style-name="P1"><text:s text:c="10"/>larger = (larger - 1) / 2; <text:s text:c="19"/>// update larger</text:p>
      <text:p text:style-name="P1"><text:s text:c="10"/>for (int i = 0; i &lt; size; i++)</text:p>
      <text:p text:style-name="P1"><text:s text:c="10"/>{</text:p>
      <text:p text:style-name="P1"><text:s text:c="12"/>//std::cout &lt;&lt; list[i] &lt;&lt; " " ;</text:p>
      <text:p text:style-name="P1"><text:s text:c="12"/>//std::cout &lt;&lt; "["&lt;&lt; (char)list[i] &lt;&lt; "] " ;</text:p>
      <text:p text:style-name="P1"><text:s text:c="12"/>//std::cout &lt;&lt; "["&lt;&lt; list[i] &lt;&lt; "] " ;</text:p>
      <text:p text:style-name="P1"><text:s text:c="12"/>std::cout &lt;&lt; " "&lt;&lt; (char)list[i] &lt;&lt; " " ;</text:p>
      <text:p text:style-name="P1"><text:s text:c="10"/>}</text:p>
      <text:p text:style-name="P1"><text:s text:c="10"/>std::cout &lt;&lt; std::endl;</text:p>
      <text:p text:style-name="P1"><text:s text:c="6"/>}</text:p>
      <text:p text:style-name="P1"><text:s text:c="4"/>}</text:p>
      <text:p text:style-name="P1"><text:s text:c="2"/>}</text:p>
      <text:p text:style-name="P1">}</text:p>
      <text:p text:style-name="P1"/>
      <text:p text:style-name="P1">int main()</text:p>
      <text:p text:style-name="P1">{</text:p>
      <text:p text:style-name="P1"><text:s text:c="2"/>//int list[] = { 10, 20, 15, 17, 9, 21};</text:p>
      <text:p text:style-name="P1"><text:s text:c="2"/>//int list[] = {'o'};</text:p>
      <text:p text:style-name="P1"><text:s text:c="2"/>int list[] = {'O', 'T', 'X', 'G', 'S', 'P', 'N', 'A', 'E', 'R', 'A', 'I', 'M'};</text:p>
      <text:p text:style-name="P1"><text:s text:c="2"/>int size = sizeof(list) / sizeof (list[0]);</text:p>
      <text:p text:style-name="P1"/>
      <text:p text:style-name="P1"><text:s text:c="2"/>std::cout &lt;&lt; "Our Array: " &lt;&lt; std::endl;</text:p>
      <text:p text:style-name="P1"><text:s text:c="2"/>for (int i = 0; i &lt; size; i++)</text:p>
      <text:p text:style-name="P1"><text:s text:c="2"/>{</text:p>
      <text:p text:style-name="P1"><text:s text:c="4"/>//std::cout &lt;&lt; list[i] &lt;&lt; " " ;</text:p>
      <text:p text:style-name="P1"><text:s text:c="4"/>//std::cout &lt;&lt; "["&lt;&lt; (char)list[i] &lt;&lt; "] " ;</text:p>
      <text:p text:style-name="P1"><text:s text:c="4"/>//std::cout &lt;&lt; "["&lt;&lt; list[i] &lt;&lt; "] " ;</text:p>
      <text:p text:style-name="P1"><text:s text:c="4"/>std::cout &lt;&lt; " "&lt;&lt; (char)list[i] &lt;&lt; " " ;</text:p>
      <text:p text:style-name="P1"><text:s text:c="2"/>}</text:p>
      <text:p text:style-name="P1"><text:soft-page-break/><text:s text:c="2"/>std::cout &lt;&lt; std::endl;</text:p>
      <text:p text:style-name="P1"><text:s text:c="2"/>std::cout &lt;&lt; std::endl;</text:p>
      <text:p text:style-name="P1"/>
      <text:p text:style-name="P1"><text:s text:c="2"/>std::cout &lt;&lt; "Applying maxheapify: " &lt;&lt; std::endl;</text:p>
      <text:p text:style-name="P1"><text:s text:c="2"/>maxheapify (list, size);</text:p>
      <text:p text:style-name="P1"><text:s text:c="2"/>std::cout &lt;&lt; std::endl;</text:p>
      <text:p text:style-name="P1"/>
      <text:p text:style-name="P1"><text:s text:c="2"/>std::cout &lt;&lt; "After maxheapify: " &lt;&lt; std::endl;</text:p>
      <text:p text:style-name="P1"><text:s text:c="2"/>for (int i = 0; i &lt; size; i++)</text:p>
      <text:p text:style-name="P1"><text:s text:c="2"/>{</text:p>
      <text:p text:style-name="P1"><text:s text:c="4"/>//std::cout &lt;&lt; list[i] &lt;&lt; " " ;</text:p>
      <text:p text:style-name="P1"><text:s text:c="4"/>//std::cout &lt;&lt; "["&lt;&lt; (char)list[i] &lt;&lt; "] " ;</text:p>
      <text:p text:style-name="P1"><text:s text:c="4"/>//std::cout &lt;&lt; "["&lt;&lt; list[i] &lt;&lt; "] " ;</text:p>
      <text:p text:style-name="P1"><text:s text:c="4"/>std::cout &lt;&lt; " "&lt;&lt; (char)list[i] &lt;&lt; " " ;</text:p>
      <text:p text:style-name="P1"><text:s text:c="2"/>}</text:p>
      <text:p text:style-name="P1"><text:s text:c="2"/>std::cout &lt;&lt; std::endl;</text:p>
      <text:p text:style-name="P1"><text:s text:c="2"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9:32:29.035516816</meta:creation-date>
    <dc:date>2018-03-14T19:33:01.176363500</dc:date>
    <meta:editing-duration>PT32S</meta:editing-duration>
    <meta:editing-cycles>1</meta:editing-cycles>
    <meta:document-statistic meta:table-count="0" meta:image-count="0" meta:object-count="0" meta:page-count="2" meta:paragraph-count="61" meta:word-count="297" meta:character-count="1752" meta:non-whitespace-character-count="1269"/>
    <meta:generator>LibreOffice/5.1.6.2$Linux_X86_64 LibreOffice_project/10m0$Build-2</meta:generator>
  </office:meta>
</office:document-meta>
</file>